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map style:condition="cell-content()=&quot;OK&quot;" style:apply-style-name="Good" style:base-cell-address="Requirements.G2"/>
      <style:map style:condition="cell-content()!=&quot;OK&quot;" style:apply-style-name="Bad" style:base-cell-address="Requirements.G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bd7cb5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2" table:default-cell-style-name="ce12"/>
        <table:table-row table:style-name="ro1">
          <table:table-cell table:style-name="ce1" office:value-type="string" calcext:value-type="string">
            <text:p>Requirement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 table:number-columns-spanned="6" table:number-rows-spanned="1">
            <text:p>Select the best one using a multi-weighted scoring model</text:p>
          </table:table-cell>
          <table:covered-table-cell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 table:number-columns-spanned="6" table:number-rows-spanned="1">
            <text:p>Calculate implementation time and to prepare resources plans for the selected project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6" table:number-rows-spanned="1">
            <text:p>Recommend a strategy to reduce implementation time for the selected project.</text:p>
          </table:table-cell>
          <table:covered-table-cell table:number-columns-repeated="5" table:style-name="ce3"/>
          <table:table-cell/>
        </table:table-row>
        <calcext:conditional-formats>
          <calcext:conditional-format calcext:target-range-address="Requirements.G2:Requirements.G4">
            <calcext:condition calcext:apply-style-name="Good" calcext:value="=&quot;OK&quot;" calcext:base-cell-address="Requirements.G2"/>
            <calcext:condition calcext:apply-style-name="Bad" calcext:value="!=&quot;OK&quot;" calcext:base-cell-address="Requirements.G2"/>
          </calcext:conditional-format>
        </calcext:conditional-formats>
      </table:table>
      <table:table table:name="Projec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string" calcext:value-type="string">
            <text:p>C,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D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Network" table:style-name="ta1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S</text:p>
          </table:table-cell>
          <table:table-cell table:style-name="ce21" office:value-type="string" calcext:value-type="string">
            <text:p>ID</text:p>
          </table:table-cell>
          <table:table-cell table:style-name="ce18" office:value-type="string" calcext:value-type="string">
            <text:p>EF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SL</text:p>
          </table:table-cell>
          <table:table-cell table:style-name="ce22" office:value-type="string" calcext:value-type="string" table:number-columns-spanned="2" table:number-rows-spanned="1">
            <text:p>Description</text:p>
          </table:table-cell>
          <table:covered-table-cell table:style-name="ce24"/>
          <table:table-cell table:number-columns-repeated="1021"/>
        </table:table-row>
        <table:table-row table:style-name="ro1">
          <table:table-cell table:style-name="ce20" office:value-type="string" calcext:value-type="string">
            <text:p>LS</text:p>
          </table:table-cell>
          <table:table-cell table:style-name="ce23" office:value-type="string" calcext:value-type="string">
            <text:p>Dur</text:p>
          </table:table-cell>
          <table:table-cell table:style-name="ce20" office:value-type="string" calcext:value-type="string">
            <text:p>LF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A</text:p>
          </table:table-cell>
          <table:table-cell table:style-name="ce18" office:value-type="string" calcext:value-type="string">
            <text:p>EF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SL</text:p>
          </table:table-cell>
          <table:table-cell table:style-name="ce22" table:number-columns-spanned="2" table:number-rows-spanned="1"/>
          <table:covered-table-cell table:style-name="ce24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LS</text:p>
          </table:table-cell>
          <table:table-cell table:style-name="ce23" office:value-type="string" calcext:value-type="string">
            <text:p>Dur</text:p>
          </table:table-cell>
          <table:table-cell table:style-name="ce20" office:value-type="string" calcext:value-type="string">
            <text:p>LF</text:p>
          </table:table-cell>
          <table:table-cell table:number-columns-repeated="1020"/>
        </table:table-row>
      </table:table>
      <table:table table:name="Project3Schedule" table:style-name="ta1">
        <table:table-column table:style-name="co10" table:default-cell-style-name="ce5"/>
        <table:table-column table:style-name="co11" table:number-columns-repeated="16" table:default-cell-style-name="ce5"/>
        <table:table-column table:style-name="co2" table:number-columns-repeated="1007" table:default-cell-style-name="ce5"/>
        <table:table-row table:style-name="ro1">
          <table:table-cell table:style-name="ce25" office:value-type="string" calcext:value-type="string" table:number-columns-spanned="17" table:number-rows-spanned="3">
            <text:p>Labour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18" table:number-columns-repeated="6"/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4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C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5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6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1">
        <table:table-column table:style-name="co2" table:number-columns-repeated="1024" table:default-cell-style-name="ce5"/>
        <table:table-row table:style-name="ro2">
          <table:table-cell table:style-name="ce8" office:value-type="string" calcext:value-type="string" table:number-columns-spanned="1" table:number-rows-spanned="2">
            <text:p>Criteria <text:s text:c="15"/>Weigh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tay with core competencies</text:p>
          </table:table-cell>
          <table:table-cell table:style-name="ce6" office:value-type="string" calcext:value-type="string">
            <text:p>Defect reduction</text:p>
          </table:table-cell>
          <table:table-cell table:style-name="ce6" office:value-type="string" calcext:value-type="string">
            <text:p>Sale improvement</text:p>
          </table:table-cell>
          <table:table-cell table:style-name="ce6" office:value-type="string" calcext:value-type="string">
            <text:p>Customer loyalty improvement</text:p>
          </table:table-cell>
          <table:table-cell table:style-name="ce6" office:value-type="string" calcext:value-type="string">
            <text:p>Environmental friendly</text:p>
          </table:table-cell>
          <table:table-cell table:style-name="ce28" office:value-type="string" calcext:value-type="string" table:number-columns-spanned="1" table:number-rows-spanned="2">
            <text:p>Score</text:p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05" calcext:value-type="float">
            <text:p>0.05</text:p>
          </table:table-cell>
          <table:covered-table-cell/>
          <table:table-cell table:number-columns-repeated="1016"/>
        </table:table-row>
        <table:table-row table:style-name="ro1">
          <table:table-cell table:style-name="ce27" office:value-type="string" calcext:value-type="string">
            <text:p>Project 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9" table:formula="of:=[.B3]*[.$B$2]+[.C3]*[.$C$2]+[.D3]*[.$D$2]+[.E3]*[.$E$2]+[.F3]*[.$F$2]+[.G3]*[.$G$2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formula="of:=[.B4]*[.$B$2]+[.C4]*[.$C$2]+[.D4]*[.$D$2]+[.E4]*[.$E$2]+[.F4]*[.$F$2]+[.G4]*[.$G$2]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[.B5]*[.$B$2]+[.C5]*[.$C$2]+[.D5]*[.$D$2]+[.E5]*[.$E$2]+[.F5]*[.$F$2]+[.G5]*[.$G$2]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4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formula="of:=[.B6]*[.$B$2]+[.C6]*[.$C$2]+[.D6]*[.$D$2]+[.E6]*[.$E$2]+[.F6]*[.$F$2]+[.G6]*[.$G$2]"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formula="of:=[.B7]*[.$B$2]+[.C7]*[.$C$2]+[.D7]*[.$D$2]+[.E7]*[.$E$2]+[.F7]*[.$F$2]+[.G7]*[.$G$2]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formula="of:=[.B8]*[.$B$2]+[.C8]*[.$C$2]+[.D8]*[.$D$2]+[.E8]*[.$E$2]+[.F8]*[.$F$2]+[.G8]*[.$G$2]" office:value-type="float" office:value="7.2" calcext:value-type="float">
            <text:p>7.2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9" table:target-range-address="Criteria.A3:Criteria.H8" table:contains-header="false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19:30.28144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5:57.139004147</meta:creation-date>
    <dc:date>2019-05-15T16:40:46.320272222</dc:date>
    <meta:editing-duration>PT36M56S</meta:editing-duration>
    <meta:editing-cycles>71</meta:editing-cycles>
    <meta:generator>LibreOffice/6.0.7.3$Linux_X86_64 LibreOffice_project/00m0$Build-3</meta:generator>
    <meta:document-statistic meta:table-count="10" meta:cell-count="470" meta:object-count="0"/>
    <meta:user-defined meta:name=""/>
  </office:meta>
</office:document-meta>
</file>